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48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2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6/02/2017</text:date>, <text:time>13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4S</meta:editing-duration>
    <meta:editing-cycles>10</meta:editing-cycles>
    <meta:generator>OpenOffice/4.1.3$Win32 OpenOffice.org_project/413m1$Build-9783</meta:generator>
    <dc:date>2017-06-02T13:18:28.24</dc:date>
    <dc:creator>Naveen Chakravarthy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